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>
            <draw:frame table:end-cell-address="Sheet1.P189" table:end-x="0.098in" table:end-y="0.1146in" draw:z-index="0" draw:style-name="gr1" svg:width="12.478in" svg:height="4.9591in" svg:x="0.0665in" svg:y="0.115in">
              <draw:object draw:notify-on-update-of-ranges="Sheet1.A1:Sheet1.A1000" xlink:href="./Object 1" xlink:type="simple" xlink:show="embed" xlink:actuate="onLoad"/>
              <draw:image xlink:href="./ObjectReplacements/Object 1" xlink:type="simple" xlink:show="embed" xlink:actuate="onLoad"/>
              <svg:title>Cumulative reward for blocks world</svg:title>
            </draw:frame>
          </table:table-cell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6">
            <text:p>99.6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5">
            <text:p>99.5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8">
            <text:p>99.8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7">
            <text:p>99.7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  <table:table-row table:style-name="ro1">
          <table:table-cell office:value-type="float" office:value="99.9">
            <text:p>99.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2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22:59:04</dc:date>
    <dc:creator>Atul </dc:creator>
    <meta:document-statistic meta:table-count="1" meta:cell-count="1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95cm" svg:height="12.597cm" xlink:href=".." chart:class="chart:scatter" chart:style-name="ch1">
        <chart:title svg:x="11.481cm" svg:y="0.252cm" chart:style-name="ch2">
          <text:p>Cumulative Reward values for Blocks World</text:p>
        </chart:title>
        <chart:legend chart:legend-position="end" svg:x="29.168cm" svg:y="6.016cm" chart:style-name="ch3"/>
        <chart:plot-area chart:style-name="ch4" table:cell-range-address="Sheet1.A1:Sheet1.A1000" svg:x="0.632cm" svg:y="1.083cm" svg:width="27.902cm" svg:height="10.034cm">
          <chart:axis chart:dimension="x" chart:name="primary-x" chart:style-name="ch5">
            <chart:title svg:x="13.677cm" svg:y="10.797cm" chart:style-name="ch6">
              <text:p>Episode number</text:p>
            </chart:title>
          </chart:axis>
          <chart:axis chart:dimension="y" chart:name="primary-y" chart:style-name="ch5">
            <chart:title svg:x="0.2cm" svg:y="7.177cm" chart:style-name="ch7">
              <text:p>Cumulative reward</text:p>
            </chart:title>
            <chart:grid chart:style-name="ch8" chart:class="major"/>
          </chart:axis>
          <chart:series chart:style-name="ch9" chart:values-cell-range-address="Sheet1.A1:Sheet1.A1000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1">
                <text:p text:id="Sheet1.A1:Sheet1.A1000">98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